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6pt" style:font-size-asian="16pt"/>
    </style:style>
    <style:style style:name="P4" style:parent-style-name="ListParagraph" style:list-style-name="LFO2" style:family="paragraph"/>
    <style:style style:name="T5" style:parent-style-name="DefaultParagraphFont" style:family="text">
      <style:text-properties fo:font-size="12pt" style:font-size-asian="12pt"/>
    </style:style>
    <style:style style:name="P6" style:parent-style-name="ListParagraph" style:list-style-name="LFO2" style:family="paragraph"/>
    <style:style style:name="T7" style:parent-style-name="DefaultParagraphFont" style:family="text">
      <style:text-properties fo:font-size="12pt" style:font-size-asian="12pt"/>
    </style:style>
    <style:style style:name="P8" style:parent-style-name="Normal" style:family="paragraph">
      <style:text-properties fo:font-weight="bold" style:font-weight-asian="bold" fo:font-size="12pt" style:font-size-asian="12pt"/>
    </style:style>
    <style:style style:name="P9" style:parent-style-name="ListParagraph" style:list-style-name="LFO3" style:family="paragraph">
      <style:text-properties fo:font-size="12pt" style:font-size-asian="12pt"/>
    </style:style>
    <style:style style:name="P10" style:parent-style-name="ListParagraph" style:list-style-name="LFO3" style:family="paragraph">
      <style:text-properties fo:font-size="12pt" style:font-size-asian="12pt"/>
    </style:style>
    <style:style style:name="P11" style:parent-style-name="ListParagraph" style:list-style-name="LFO3" style:family="paragraph">
      <style:text-properties fo:font-size="12pt" style:font-size-asian="12pt"/>
    </style:style>
    <style:style style:name="P12" style:parent-style-name="ListParagraph" style:list-style-name="LFO3" style:family="paragraph">
      <style:text-properties fo:font-size="12pt" style:font-size-asian="12pt"/>
    </style:style>
    <style:style style:name="P13" style:parent-style-name="ListParagraph" style:list-style-name="LFO3" style:family="paragraph">
      <style:text-properties fo:font-size="12pt" style:font-size-asian="12pt"/>
    </style:style>
    <style:style style:name="P14" style:parent-style-name="ListParagraph" style:list-style-name="LFO3" style:family="paragraph">
      <style:text-properties fo:font-size="12pt" style:font-size-asian="12pt"/>
    </style:style>
    <style:style style:name="P15" style:parent-style-name="ListParagraph" style:list-style-name="LFO3" style:family="paragraph">
      <style:text-properties fo:font-size="12pt" style:font-size-asian="12pt"/>
    </style:style>
    <style:style style:name="P16" style:parent-style-name="ListParagraph" style:list-style-name="LFO3" style:family="paragraph">
      <style:text-properties fo:font-size="12pt" style:font-size-asian="12pt"/>
    </style:style>
    <style:style style:name="P17" style:parent-style-name="ListParagraph" style:list-style-name="LFO3" style:family="paragraph">
      <style:text-properties fo:font-size="12pt" style:font-size-asian="12pt"/>
    </style:style>
    <style:style style:name="P18" style:parent-style-name="ListParagraph" style:list-style-name="LFO3" style:family="paragraph">
      <style:text-properties fo:font-size="12pt" style:font-size-asian="12pt"/>
    </style:style>
    <style:style style:name="P19" style:parent-style-name="Normal" style:family="paragraph">
      <style:text-properties fo:font-weight="bold" style:font-weight-asian="bold" fo:font-size="12pt" style:font-size-asian="12pt"/>
    </style:style>
    <style:style style:name="P20" style:parent-style-name="ListParagraph" style:list-style-name="LFO4" style:family="paragraph">
      <style:text-properties fo:font-size="12pt" style:font-size-asian="12pt"/>
    </style:style>
    <style:style style:name="P21" style:parent-style-name="ListParagraph" style:list-style-name="LFO4" style:family="paragraph">
      <style:text-properties fo:font-size="12pt" style:font-size-asian="12pt"/>
    </style:style>
    <style:style style:name="P22" style:parent-style-name="ListParagraph" style:list-style-name="LFO4" style:family="paragraph">
      <style:text-properties fo:font-size="12pt" style:font-size-asian="12pt"/>
    </style:style>
    <style:style style:name="P23" style:parent-style-name="ListParagraph" style:list-style-name="LFO4" style:family="paragraph">
      <style:text-properties fo:font-size="12pt" style:font-size-asian="12pt"/>
    </style:style>
    <style:style style:name="P24" style:parent-style-name="ListParagraph" style:list-style-name="LFO4" style:family="paragraph"/>
    <style:style style:name="T25" style:parent-style-name="DefaultParagraphFont" style:family="text">
      <style:text-properties fo:font-size="12pt" style:font-size-asian="12pt"/>
    </style:style>
    <style:style style:name="T26" style:parent-style-name="DefaultParagraphFont" style:family="text">
      <style:text-properties style:text-position="super 66.6%" fo:font-size="12pt" style:font-size-asian="12pt"/>
    </style:style>
    <style:style style:name="T27" style:parent-style-name="DefaultParagraphFont" style:family="text">
      <style:text-properties fo:font-size="12pt" style:font-size-asian="12pt"/>
    </style:style>
    <style:style style:name="P28" style:parent-style-name="ListParagraph" style:list-style-name="LFO4" style:family="paragraph">
      <style:text-properties fo:font-size="12pt" style:font-size-asian="12pt"/>
    </style:style>
    <style:style style:name="P29" style:parent-style-name="ListParagraph" style:list-style-name="LFO4" style:family="paragraph">
      <style:text-properties fo:font-size="12pt" style:font-size-asian="12pt"/>
    </style:style>
    <style:style style:name="P30" style:parent-style-name="ListParagraph" style:list-style-name="LFO4" style:family="paragraph">
      <style:text-properties fo:font-size="12pt" style:font-size-asian="12pt"/>
    </style:style>
    <style:style style:name="P31" style:parent-style-name="ListParagraph" style:list-style-name="LFO4" style:family="paragraph">
      <style:text-properties fo:font-size="12pt" style:font-size-asian="12pt"/>
    </style:style>
    <style:style style:name="P32" style:parent-style-name="Normal" style:family="paragraph">
      <style:text-properties fo:font-weight="bold" style:font-weight-asian="bold" fo:font-size="12pt" style:font-size-asian="12pt"/>
    </style:style>
    <style:style style:name="P33" style:parent-style-name="ListParagraph" style:list-style-name="LFO5" style:family="paragraph"/>
    <style:style style:name="T34" style:parent-style-name="DefaultParagraphFont" style:family="text">
      <style:text-properties fo:font-size="12pt" style:font-size-asian="12pt"/>
    </style:style>
    <style:style style:name="P35" style:parent-style-name="ListParagraph" style:list-style-name="LFO5" style:family="paragraph"/>
    <style:style style:name="T36" style:parent-style-name="DefaultParagraphFont" style:family="text">
      <style:text-properties fo:font-size="12pt" style:font-size-asian="12pt"/>
    </style:style>
    <style:style style:name="T37" style:parent-style-name="DefaultParagraphFont" style:family="text">
      <style:text-properties fo:font-size="12pt" style:font-size-asian="12pt"/>
    </style:style>
    <style:style style:name="P38" style:parent-style-name="ListParagraph" style:list-style-name="LFO5" style:family="paragraph"/>
    <style:style style:name="T39" style:parent-style-name="DefaultParagraphFont" style:family="text">
      <style:text-properties fo:font-size="12pt" style:font-size-asian="12pt"/>
    </style:style>
    <style:style style:name="P40" style:parent-style-name="ListParagraph" style:list-style-name="LFO5" style:family="paragraph"/>
    <style:style style:name="T41" style:parent-style-name="DefaultParagraphFont" style:family="text">
      <style:text-properties fo:font-size="12pt" style:font-size-asian="12pt"/>
    </style:style>
    <style:style style:name="T42" style:parent-style-name="DefaultParagraphFont" style:family="text">
      <style:text-properties fo:font-size="12pt" style:font-size-asian="12pt"/>
    </style:style>
    <style:style style:name="P43" style:parent-style-name="ListParagraph" style:list-style-name="LFO5" style:family="paragraph"/>
    <style:style style:name="T44" style:parent-style-name="DefaultParagraphFont" style:family="text">
      <style:text-properties fo:font-size="12pt" style:font-size-asian="12pt"/>
    </style:style>
    <style:style style:name="T45" style:parent-style-name="DefaultParagraphFont" style:family="text">
      <style:text-properties fo:font-size="12pt" style:font-size-asian="12pt"/>
    </style:style>
    <style:style style:name="P46" style:parent-style-name="ListParagraph" style:list-style-name="LFO5" style:family="paragraph"/>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P49" style:parent-style-name="ListParagraph" style:list-style-name="LFO5" style:family="paragraph"/>
    <style:style style:name="T50" style:parent-style-name="DefaultParagraphFont" style:family="text">
      <style:text-properties fo:font-size="12pt" style:font-size-asian="12pt"/>
    </style:style>
    <style:style style:name="P51" style:parent-style-name="ListParagraph" style:list-style-name="LFO5" style:family="paragraph"/>
    <style:style style:name="T52" style:parent-style-name="DefaultParagraphFont" style:family="text">
      <style:text-properties fo:font-size="12pt" style:font-size-asian="12pt"/>
    </style:style>
    <style:style style:name="T53" style:parent-style-name="DefaultParagraphFont" style:family="text">
      <style:text-properties fo:font-size="12pt" style:font-size-asian="12pt"/>
    </style:style>
    <style:style style:name="P54" style:parent-style-name="Normal" style:family="paragraph">
      <style:text-properties fo:font-weight="bold" style:font-weight-asian="bold" fo:font-size="12pt" style:font-size-asian="12pt"/>
    </style:style>
    <style:style style:name="P55" style:parent-style-name="Normal" style:family="paragraph">
      <style:text-properties fo:font-weight="bold" style:font-weight-asian="bold" fo:font-size="14pt" style:font-size-asian="14pt"/>
    </style:style>
    <style:style style:name="P56" style:parent-style-name="ListParagraph" style:list-style-name="LFO7" style:family="paragraph">
      <style:text-properties fo:font-size="12pt" style:font-size-asian="12pt"/>
    </style:style>
    <style:style style:name="P57" style:parent-style-name="ListParagraph" style:list-style-name="LFO7" style:family="paragraph">
      <style:text-properties fo:font-size="12pt" style:font-size-asian="12pt"/>
    </style:style>
    <style:style style:name="P58" style:parent-style-name="Normal" style:family="paragraph">
      <style:text-properties fo:font-weight="bold" style:font-weight-asian="bold" fo:font-size="12pt" style:font-size-asian="12pt"/>
    </style:style>
    <style:style style:name="P59" style:parent-style-name="ListParagraph" style:list-style-name="LFO8" style:family="paragraph">
      <style:text-properties fo:font-size="12pt" style:font-size-asian="12pt"/>
    </style:style>
    <style:style style:name="P60" style:parent-style-name="ListParagraph" style:list-style-name="LFO8" style:family="paragraph">
      <style:text-properties fo:font-size="12pt" style:font-size-asian="12pt"/>
    </style:style>
    <style:style style:name="P61" style:parent-style-name="ListParagraph" style:list-style-name="LFO8" style:family="paragraph">
      <style:text-properties fo:font-size="12pt" style:font-size-asian="12pt"/>
    </style:style>
    <style:style style:name="P62" style:parent-style-name="Normal" style:family="paragraph">
      <style:text-properties fo:font-weight="bold" style:font-weight-asian="bold" fo:font-size="12pt" style:font-size-asian="12pt"/>
    </style:style>
    <style:style style:name="P63" style:parent-style-name="ListParagraph" style:list-style-name="LFO9" style:family="paragraph">
      <style:text-properties fo:font-size="12pt" style:font-size-asian="12pt"/>
    </style:style>
    <style:style style:name="P64" style:parent-style-name="ListParagraph" style:list-style-name="LFO9" style:family="paragraph">
      <style:text-properties fo:font-size="12pt" style:font-size-asian="12pt"/>
    </style:style>
    <style:style style:name="P65" style:parent-style-name="ListParagraph" style:list-style-name="LFO9" style:family="paragraph">
      <style:text-properties fo:font-size="12pt" style:font-size-asian="12pt"/>
    </style:style>
    <style:style style:name="P66" style:parent-style-name="ListParagraph" style:list-style-name="LFO9" style:family="paragraph">
      <style:text-properties fo:font-size="12pt" style:font-size-asian="12pt"/>
    </style:style>
    <style:style style:name="P67" style:parent-style-name="ListParagraph" style:list-style-name="LFO9" style:family="paragraph">
      <style:text-properties fo:font-size="12pt" style:font-size-asian="12pt"/>
    </style:style>
    <style:style style:name="P68" style:parent-style-name="ListParagraph" style:list-style-name="LFO9" style:family="paragraph">
      <style:text-properties fo:font-size="12pt" style:font-size-asian="12pt"/>
    </style:style>
    <style:style style:name="P69" style:parent-style-name="ListParagraph" style:list-style-name="LFO9" style:family="paragraph">
      <style:text-properties fo:font-size="12pt" style:font-size-asian="12pt"/>
    </style:style>
    <style:style style:name="P70" style:parent-style-name="ListParagraph" style:list-style-name="LFO9" style:family="paragraph">
      <style:text-properties fo:font-size="12pt" style:font-size-asian="12pt"/>
    </style:style>
    <style:style style:name="P71" style:parent-style-name="Normal" style:family="paragraph">
      <style:text-properties fo:font-weight="bold" style:font-weight-asian="bold" fo:font-size="12pt" style:font-size-asian="12pt"/>
    </style:style>
    <style:style style:name="P72" style:parent-style-name="ListParagraph" style:list-style-name="LFO10" style:family="paragraph">
      <style:text-properties fo:font-size="12pt" style:font-size-asian="12pt"/>
    </style:style>
    <style:style style:name="P73" style:parent-style-name="ListParagraph" style:list-style-name="LFO10" style:family="paragraph">
      <style:text-properties fo:font-size="12pt" style:font-size-asian="12pt"/>
    </style:style>
    <style:style style:name="P74" style:parent-style-name="ListParagraph" style:list-style-name="LFO10" style:family="paragraph">
      <style:text-properties fo:font-size="12pt" style:font-size-asian="12pt"/>
    </style:style>
    <style:style style:name="P75" style:parent-style-name="ListParagraph" style:list-style-name="LFO10" style:family="paragraph">
      <style:text-properties fo:font-size="12pt" style:font-size-asian="12pt"/>
    </style:style>
    <style:style style:name="P76" style:parent-style-name="Normal" style:family="paragraph">
      <style:text-properties fo:font-weight="bold" style:font-weight-asian="bold" fo:font-size="12pt" style:font-size-asian="12pt"/>
    </style:style>
    <style:style style:name="P77" style:parent-style-name="ListParagraph" style:list-style-name="LFO11" style:family="paragraph">
      <style:text-properties fo:font-size="12pt" style:font-size-asian="12pt"/>
    </style:style>
    <style:style style:name="P78" style:parent-style-name="ListParagraph" style:list-style-name="LFO11" style:family="paragraph">
      <style:text-properties fo:font-size="12pt" style:font-size-asian="12pt"/>
    </style:style>
    <style:style style:name="P79" style:parent-style-name="ListParagraph" style:list-style-name="LFO11" style:family="paragraph">
      <style:text-properties fo:font-size="12pt" style:font-size-asian="12pt"/>
    </style:style>
    <style:style style:name="P80" style:parent-style-name="ListParagraph" style:list-style-name="LFO11" style:family="paragraph">
      <style:text-properties fo:font-size="12pt" style:font-size-asian="12pt"/>
    </style:style>
    <style:style style:name="P81" style:parent-style-name="Normal" style:family="paragraph">
      <style:text-properties fo:font-weight="bold" style:font-weight-asian="bold" fo:font-size="12pt" style:font-size-asian="12pt"/>
    </style:style>
    <style:style style:name="P82" style:parent-style-name="ListParagraph" style:list-style-name="LFO12" style:family="paragraph">
      <style:text-properties fo:font-size="12pt" style:font-size-asian="12pt"/>
    </style:style>
    <style:style style:name="P83" style:parent-style-name="ListParagraph" style:list-style-name="LFO12" style:family="paragraph">
      <style:text-properties fo:font-size="12pt" style:font-size-asian="12pt"/>
    </style:style>
    <style:style style:name="P84" style:parent-style-name="ListParagraph" style:list-style-name="LFO12" style:family="paragraph">
      <style:text-properties fo:font-size="12pt" style:font-size-asian="12pt"/>
    </style:style>
    <style:style style:name="P85" style:parent-style-name="ListParagraph" style:list-style-name="LFO12" style:family="paragraph">
      <style:text-properties fo:font-size="12pt" style:font-size-asian="12pt"/>
    </style:style>
    <style:style style:name="P86" style:parent-style-name="ListParagraph" style:list-style-name="LFO12" style:family="paragraph">
      <style:text-properties fo:font-size="12pt" style:font-size-asian="12pt"/>
    </style:style>
    <style:style style:name="P87" style:parent-style-name="Normal" style:family="paragraph">
      <style:text-properties fo:font-size="12pt" style:font-size-asian="12pt"/>
    </style:style>
    <style:style style:name="P88" style:parent-style-name="Normal" style:family="paragraph">
      <style:text-properties fo:font-weight="bold" style:font-weight-asian="bold" fo:font-size="12pt" style:font-size-asian="12pt"/>
    </style:style>
    <style:style style:name="P89" style:parent-style-name="ListParagraph" style:list-style-name="LFO13" style:family="paragraph">
      <style:text-properties fo:font-size="12pt" style:font-size-asian="12pt"/>
    </style:style>
    <style:style style:name="P90" style:parent-style-name="ListParagraph" style:list-style-name="LFO13" style:family="paragraph">
      <style:text-properties fo:font-size="12pt" style:font-size-asian="12pt"/>
    </style:style>
    <style:style style:name="P91" style:parent-style-name="ListParagraph" style:list-style-name="LFO13" style:family="paragraph">
      <style:text-properties fo:font-size="12pt" style:font-size-asian="12pt"/>
    </style:style>
    <style:style style:name="P92" style:parent-style-name="ListParagraph" style:list-style-name="LFO13" style:family="paragraph">
      <style:text-properties fo:font-size="12pt" style:font-size-asian="12pt"/>
    </style:style>
    <style:style style:name="P93" style:parent-style-name="ListParagraph" style:list-style-name="LFO13" style:family="paragraph"/>
    <style:style style:name="T94" style:parent-style-name="DefaultParagraphFont" style:family="text">
      <style:text-properties fo:font-size="12pt" style:font-size-asian="12pt"/>
    </style:style>
  </office:automatic-styles>
  <office:body>
    <office:text text:use-soft-page-breaks="true">
      <text:p text:style-name="P1">Boxall and Purcell Chapter 8 – Linking HR systems to organisational performance</text:p>
      <text:p text:style-name="P2"/>
      <text:p text:style-name="P3">Hr systems and organisational patterns in hr strategy</text:p>
      <text:list text:style-name="LFO2" text:continue-numbering="true">
        <text:list-item>
          <text:p text:style-name="P4"><text:span text:style-name="T5">Hr strategy typicall incorporates a mix of hr systems or models</text:span></text:p>
        </text:list-item>
        <text:list-item>
          <text:p text:style-name="P6"><text:span text:style-name="T7">Hr systems are clusters of work and employemtn practices that have evolved to manage major hierarchical or a=occupational groups in the firm</text:span></text:p>
        </text:list-item>
      </text:list>
      <text:p text:style-name="P8">Hr systems and the problem of ‘internal fit’</text:p>
      <text:list text:style-name="LFO3" text:continue-numbering="true">
        <text:list-item>
          <text:p text:style-name="P9">Theory of internal fit concerned with the way in which hr practices are bundled or interact iwthin a particular hr system</text:p>
        </text:list-item>
        <text:list-item>
          <text:p text:style-name="P10">Idea that can add hr practices into the mix one by one, in reality all employment relationships rely on some mnimal level of bundling of hr practices</text:p>
        </text:list-item>
        <text:list-item>
          <text:p text:style-name="P11">Warns against duplication of practices such as over designed slection systems</text:p>
        </text:list-item>
        <text:list-item>
          <text:p text:style-name="P12">Coherence among bundles</text:p>
        </text:list-item>
        <text:list-item>
          <text:p text:style-name="P13">Consistency, overlaps with coherence</text:p>
        </text:list-item>
        <text:list-item>
          <text:p text:style-name="P14">Single employee consistency – expensive selecton and invest in training and promotion policies</text:p>
        </text:list-item>
        <text:list-item>
          <text:p text:style-name="P15">Often strong normative or ethical pressures for standardistaion in hr policies in firms</text:p>
        </text:list-item>
        <text:list-item>
          <text:p text:style-name="P16">Temporal consis – treasting people say way the whole time</text:p>
        </text:list-item>
        <text:list-item>
          <text:p text:style-name="P17">Notion of internal fit tends to be discussed In a way that overlooks the paradoxical elemetns involved in managing work and people, problem stems frfom fact that there are multiple goals in hrm and these bring a range of strategic tensions</text:p>
        </text:list-item>
        <text:list-item>
          <text:p text:style-name="P18">Importance of seeking coherence among the hr policies aimed at a particular group of employees and consistency I ntheir application</text:p>
        </text:list-item>
      </text:list>
      <text:p text:style-name="P19">A typology of hr systems</text:p>
      <text:list text:style-name="LFO4" text:continue-numbering="true">
        <text:list-item>
          <text:p text:style-name="P20">Hr systems are clusters of related hr practices for particular workforces groups, which benefit from coherence in their design and consistency In their application, but may still contain paradoxical elements</text:p>
        </text:list-item>
        <text:list-item>
          <text:p text:style-name="P21">Typology of hr systems or models</text:p>
          <text:list text:continue-numbering="true">
            <text:list-item>
              <text:p text:style-name="P22">Familial model – family member, trust levels are high, provide the core labour resources and control decision making. <text:s/>Common among small business wehre owners want strategy and succession under family control. <text:s/>High trust relations and preferential employment conditions my be extended to key long term employees</text:p>
            </text:list-item>
            <text:list-item>
              <text:p text:style-name="P23">Informal model- works managed personally by owners or supervisors. <text:s/>Wages and skill levels often low, trade unions rar. Temporary and part time common. <text:s/>Common in early stages of industrialisation. Goal of cost effectiveness and legitimacy important</text:p>
            </text:list-item>
            <text:list-item>
              <text:p text:style-name="P24"><text:span text:style-name="T25">Industrial model- highly specialised, low discretion taylorised jobs,d to bureaucratic rules. Trade unions common. <text:s/>Developed 19</text:span><text:span text:style-name="T26">th</text:span><text:span text:style-name="T27"><text:s/>century to support efficiency oriented mass production with greater workplace stability and higher levels of social legitimacy</text:span></text:p>
            </text:list-item>
            <text:list-item>
              <text:p text:style-name="P28">Salaried model- managers and white collar specilaists employed<text:s/>jobs with higher levels of discretion, responsibility, pany and security. Their career devel is actively fostered within the firm. More trusting corollary of the industrial model designed to build strong ident with the company. <text:s/>Provides the authority and decision making sturcition that enables industrial model to function</text:p>
            </text:list-item>
            <text:list-item>
              <text:p text:style-name="P29">High involvement model- work org is reformed to break down taylorism. <text:s text:c="2"/>Specific practices vary but employee empowerment, higher levels of skll and better incentives are core dimensions. Managerial roles change to facilitate greater employee participation. <text:s/>Common in capital intensive or high tech firms accompanied by high levels of mechanisation and computeristaion. Used in service firms. <text:s/>Intended to enhance cost effectiveness through greater worker involvement, skills and commitment</text:p>
            </text:list-item>
            <text:list-item>
              <text:p text:style-name="P30">Craft professional models- work practices reflect roots in craft control and long periods of professional education<text:s/>and socialisation. <text:s/>Employe skills, discretion and pay levels are all high. <text:s/>Pros may work in teams but cant rotate. <text:s/>Democratic decision making often practised among the partners. <text:s/>Craft survived during taylorism. <text:s/>Craft models are natural approach in private sector pro services where employee ownership is the norm.<text:s text:c="2"/>craft or pro autonomy and high economic rewards are typical goals</text:p>
            </text:list-item>
            <text:list-item>
              <text:p text:style-name="P31">Outsourcing model- work concenred is outsourced to a specialist provider in lower cost country. <text:s/>Implies nothing about the nature of the outsourcers hr system. <text:s/>Common in globalised and electronically connected production environments.</text:p>
            </text:list-item>
          </text:list>
        </text:list-item>
      </text:list>
      <text:p text:style-name="P32">Hr systems and organisational patterns</text:p>
      <text:list text:style-name="LFO5" text:continue-numbering="true">
        <text:list-item>
          <text:p text:style-name="P33"><text:span text:style-name="T34">hr strategies in org typically incorporate a range of hr systems, orgs and hr systems are rarely equ</text:span></text:p>
        </text:list-item>
        <text:list-item>
          <text:p text:style-name="P35"><text:span text:style-name="T36">unusual to have asingle status hr sytem covering all employees in a frim</text:span><text:span text:style-name="T37"><text:s text:c="2"/></text:span></text:p>
        </text:list-item>
        <text:list-item>
          <text:p text:style-name="P38"><text:span text:style-name="T39">helpful to look at mixes of hr systems across major types of orgs</text:span></text:p>
          <text:list text:continue-numbering="true">
            <text:list-item>
              <text:p text:style-name="P40"><text:span text:style-name="T41">family firms – familial and informal systems, domnate in family owned small enterprises. <text:s/>Workplaces small, unions rare</text:span><text:span text:style-name="T42"><text:s/>and informal models are used for non family members</text:span></text:p>
            </text:list-item>
            <text:list-item>
              <text:p text:style-name="P43"><text:span text:style-name="T44">professional service fimrs</text:span><text:span text:style-name="T45">- prof and salried systems, in high skill private secotr service, prof modles dominate. Unions rare. <text:s/>Pro own and manage the firm while employing lower level prof, managerial and support staff<text:s/></text:span></text:p>
            </text:list-item>
            <text:list-item>
              <text:p text:style-name="P46"><text:span text:style-name="T47">classical bureaucracies – salaried, industrial and craft systems,- include large private public secotr orgs that grew strongl in the early 20 cen. <text:s/>Salaried career managers lead large workforces manged thourhg an industrial model</text:span><text:span text:style-name="T48">. <text:s/>Trade unions involved tend to heighten bureaucratic standardisation and restrain mang power. Three main variant, industry bur, service bur and public sector bur.</text:span></text:p>
            </text:list-item>
            <text:list-item>
              <text:p text:style-name="P49"><text:span text:style-name="T50">Participatory bur – salaried and high involvement systems; salaried and professional systems – in capital intensive or high tech firms seeking to respon to high quality competition through higher skills learning and innovation. Main variants in private sector concern whether employee involvement is driven by non union practices or is built around a union mang partnership.</text:span></text:p>
            </text:list-item>
            <text:list-item>
              <text:p text:style-name="P51"><text:span text:style-name="T52">Flexible bur – salaried and outsourced systems – typical in large orgs where it is legit to out source operations and specialist functions, downsize workfroces and weaken long term commitemntes to employee.</text:span><text:span text:style-name="T53"><text:s text:c="2"/>Common among orgs which see the need for a better balance between short run efficiency and long run agility</text:span></text:p>
            </text:list-item>
          </text:list>
        </text:list-item>
      </text:list>
      <text:p text:style-name="P54"/>
      <text:p text:style-name="P55">The black box problem ; links between hrm and performance</text:p>
      <text:list text:style-name="LFO7" text:continue-numbering="true">
        <text:list-item>
          <text:p text:style-name="P56">Are they some common ways in hhow hr systems should operate? Are there some key links that all hr modles need if they are to reach their intended outcomes?</text:p>
        </text:list-item>
        <text:list-item>
          <text:p text:style-name="P57">This is what hr researchers have called the black box problem; what chain of links leads from hr policies thorugh to whaever notion of org perf is desired?</text:p>
        </text:list-item>
      </text:list>
      <text:p text:style-name="P58">The centrality of employee attitudes and behaviour</text:p>
      <text:list text:style-name="LFO8" text:continue-numbering="true">
        <text:list-item>
          <text:p text:style-name="P59">See employee attitudes and behaviour as the fulcrum or critical linking<text:s/>mechanism</text:p>
        </text:list-item>
        <text:list-item>
          <text:p text:style-name="P60">To bring about valued org outcomes, management needs to influcnec individual employee ability, motivation and opportunity to perform</text:p>
        </text:list-item>
        <text:list-item>
          <text:p text:style-name="P61">Model linking hrm and perf ; their causal chain purposes, intended hr practices, leading to actualy hr practices aleading to perceived hr practices leading to employee reactions and leading to org perf</text:p>
        </text:list-item>
      </text:list>
      <text:p text:style-name="P62">The problem of gaps between espoused intentions and actions</text:p>
      <text:list text:style-name="LFO9" text:continue-numbering="true">
        <text:list-item>
          <text:p text:style-name="P63">There can be major gaps between mang intention and mang action that are damaing to employee attitudes and behaviour.</text:p>
        </text:list-item>
        <text:list-item>
          <text:p text:style-name="P64">Gap between mang rhetoric and reality</text:p>
        </text:list-item>
        <text:list-item>
          <text:p text:style-name="P65">Four types of psychological contract between mang and its workforce</text:p>
          <text:list text:continue-numbering="true">
            <text:list-item>
              <text:p text:style-name="P66">Congruent contract – where man rhetoric in hrm appeals to employees and coincides with their perceptions of reality</text:p>
            </text:list-item>
            <text:list-item>
              <text:p text:style-name="P67">Mismatched contract – the rhetoric fails becaue it has no appeal to the employee and does not match the perceived reality.</text:p>
            </text:list-item>
            <text:list-item>
              <text:p text:style-name="P68">Partial contract- parts of rhetoric appeal to eht employees and part not</text:p>
            </text:list-item>
            <text:list-item>
              <text:p text:style-name="P69">Trail contract – rhetoric is given a chance to prove itself and become reality</text:p>
            </text:list-item>
          </text:list>
        </text:list-item>
        <text:list-item>
          <text:p text:style-name="P70">Consistency easier to maintain in small business</text:p>
        </text:list-item>
      </text:list>
      <text:p text:style-name="P71">The crucial role of line managers</text:p>
      <text:list text:style-name="LFO10" text:continue-numbering="true">
        <text:list-item>
          <text:p text:style-name="P72">Indicates how dependent they are on lower level line managers to achieve the results they seek.</text:p>
        </text:list-item>
        <text:list-item>
          <text:p text:style-name="P73">Line managers action or inaction is often responsible for the difference between espoused hr policies and their enactment. <text:s/>Many hr policies can only be converted to practice by line mangers</text:p>
        </text:list-item>
        <text:list-item>
          <text:p text:style-name="P74">There is no doubt that ties within a work team can be much stronger than those with remote senior executives.</text:p>
        </text:list-item>
        <text:list-item>
          <text:p text:style-name="P75">Hr practices that employees perceive and experience will be havily influenced by the quliaty of their relationship with their direct manager</text:p>
        </text:list-item>
      </text:list>
      <text:p text:style-name="P76">Variety in employee perceptions and responses</text:p>
      <text:list text:style-name="LFO11" text:continue-numbering="true">
        <text:list-item>
          <text:p text:style-name="P77">Employees influenced by rality of what they perceive and experience on a daily basis.</text:p>
        </text:list-item>
        <text:list-item>
          <text:p text:style-name="P78">Employees are receiving signals on various levels in large orgs, with the potential for conflict among them</text:p>
        </text:list-item>
        <text:list-item>
          <text:p text:style-name="P79">Question around whether they hear the same thing in relation to any one signal</text:p>
        </text:list-item>
        <text:list-item>
          <text:p text:style-name="P80">For each employee there is apsychological climate in the owrkpalce, their own sense of what is happening in their employment relationship and how it affectstheir well being.</text:p>
        </text:list-item>
      </text:list>
      <text:p text:style-name="P81">A model of the black box</text:p>
      <text:list text:style-name="LFO12" text:continue-numbering="true">
        <text:list-item>
          <text:p text:style-name="P82">Look at an expanded modle of the mediating links that influence the effectiveness of hr systems</text:p>
        </text:list-item>
        <text:list-item>
          <text:p text:style-name="P83">This model tracks intentions, actions, perception and responses and aims to intergraet the individual and collective levels of analysis</text:p>
        </text:list-item>
        <text:list-item>
          <text:p text:style-name="P84">First box, intended elemtnis in hrm, top mangs espoused values and employees relations style and the orgs formal hr policies.</text:p>
        </text:list-item>
        <text:list-item>
          <text:p text:style-name="P85">Next box, represents mang actions, three aspects, senior mang take direct action. Line managers responsible for converting much of hr policy into hr practive</text:p>
        </text:list-item>
        <text:list-item>
          <text:p text:style-name="P86">Next ox represent s employee perceptions and attributions both individual and collective</text:p>
        </text:list-item>
      </text:list>
      <text:p text:style-name="P87"/>
      <text:p text:style-name="P88">Conclusions</text:p>
      <text:list text:style-name="LFO13" text:continue-numbering="true">
        <text:list-item>
          <text:p text:style-name="P89">Hr strategies of firms are usefully thought of as clusters of hr systems, each hr system is aseto f work and employemtn practices that has evolved to manage a major hierarchical or occupational group in the firm</text:p>
        </text:list-item>
        <text:list-item>
          <text:p text:style-name="P90">Economic and tech context has changed sig over the last 30 years this has led to major adaptations in hr systems.</text:p>
        </text:list-item>
        <text:list-item>
          <text:p text:style-name="P91">Concept of internal fit places a premium on achieving high levels of coherence and consistency in hr systems</text:p>
        </text:list-item>
        <text:list-item>
          <text:p text:style-name="P92">Firms that want to enhance the quality of their hrm need to think carefully about the black box of links within hrm</text:p>
        </text:list-item>
        <text:list-item>
          <text:p text:style-name="P93"><text:span text:style-name="T94">Fragile links between what is intended, enacted and what is perceived in hrm that lead to outomces.</text:span><text:bookmark-start text:name="_GoBack"/><text:bookmark-end text:name="_GoBac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0-27T14:11:00Z</meta:creation-date>
    <dc:date>2014-10-27T16:14:00Z</dc:date>
    <meta:template xlink:href="Normal" xlink:type="simple"/>
    <meta:editing-cycles>3</meta:editing-cycles>
    <meta:editing-duration>PT7380S</meta:editing-duration>
    <meta:document-statistic meta:page-count="1" meta:paragraph-count="19" meta:word-count="1461" meta:character-count="9774" meta:row-count="69" meta:non-whitespace-character-count="8332"/>
  </office:meta>
</office:document-meta>
</file>